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text"/>
  <manifest:file-entry manifest:full-path="Object 2/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Replacements/Object 1" manifest:media-type="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Replacements/Object 2" manifest:media-type="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bitmap" draw:fill-image-name="a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bitmap" draw:fill-image-name="a7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none" draw:stroke="none"/>
    </style:style>
    <style:style style:family="paragraph" style:name="a6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draw:fill="none" draw:stroke="non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bitmap" draw:fill-image-name="a6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5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2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2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7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7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4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8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7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8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4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9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1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6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3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8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60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</office:automatic-styles>
  <office:body>
    <office:presentation>
      <draw:page draw:name="Slide1" draw:style-name="a572" draw:master-page-name="Master1-Layout1-title-Titelfolie" presentation:presentation-page-layout-name="Master1-PPL1" draw:id="Slide-256">
        <draw:frame draw:id="id143" presentation:style-name="a575" draw:name="Titel 1" svg:x="2.85631in" svg:y="3.75in" svg:width="6.03463in" svg:height="2.48093in" presentation:class="title" presentation:placeholder="false">
          <draw:text-box>
            <text:p text:style-name="a574" text:class-names="" text:cond-style-name=""><text:span text:style-name="a573" text:class-names="">Brainf*ck</text:span></text:p>
          </draw:text-box>
          <svg:title/>
          <svg:desc/>
        </draw:frame>
        <draw:frame draw:id="id144" presentation:style-name="a576" draw:name="Untertitel 2" svg:x="3.0318in" svg:y="2.48117in" svg:width="5.85914in" svg:height="1.26882in" presentation:class="subtitle" presentation:placeholder="true">
          <draw:text-box/>
          <svg:title/>
          <svg:desc/>
        </draw:frame>
      </draw:page>
      <draw:page draw:name="Slide2" draw:style-name="a578" draw:master-page-name="Master1-Layout2-obj-Titel-und-Inhalt" presentation:presentation-page-layout-name="Master1-PPL2" draw:id="Slide-257">
        <draw:frame draw:id="id145" presentation:style-name="a581" draw:name="Titel 1" svg:x="2.85631in" svg:y="0.8837in" svg:width="8.70334in" svg:height="1.17807in" presentation:class="title" presentation:placeholder="false">
          <draw:text-box>
            <text:p text:style-name="a580" text:class-names="" text:cond-style-name=""><text:span text:style-name="a579" text:class-names="">Allgemeines</text:span></text:p>
          </draw:text-box>
          <svg:title/>
          <svg:desc/>
        </draw:frame>
        <draw:frame draw:id="id146" presentation:style-name="a600" draw:name="Inhaltsplatzhalter 2" svg:x="3.03324in" svg:y="2.24422in" svg:width="8.5264in" svg:height="4.3720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Erfunden von Urban Müller 1993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Nicht für produktiven Einsatz geeignet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Sehr einfaches Sprachkonzep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Hochkompakte Realisierung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komplexe Programme möglich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uring Vollständig</text:span></text:p>
              </text:list-item>
            </text:list>
          </draw:text-box>
          <svg:title/>
          <svg:desc/>
        </draw:frame>
      </draw:page>
      <draw:page draw:name="Slide3" draw:style-name="a602" draw:master-page-name="Master1-Layout2-obj-Titel-und-Inhalt" presentation:presentation-page-layout-name="Master1-PPL2" draw:id="Slide-258">
        <draw:frame draw:id="id147" presentation:style-name="a605" draw:name="Titel 1" svg:x="2.85631in" svg:y="0.8837in" svg:width="8.70334in" svg:height="1.17807in" presentation:class="title" presentation:placeholder="false">
          <draw:text-box>
            <text:p text:style-name="a604" text:class-names="" text:cond-style-name=""><text:span text:style-name="a603" text:class-names="">Sprachdesign</text:span></text:p>
          </draw:text-box>
          <svg:title/>
          <svg:desc/>
        </draw:frame>
        <draw:frame draw:id="id148" presentation:style-name="a618" draw:name="Inhaltsplatzhalter 2" svg:x="3.03324in" svg:y="2.24422in" svg:width="8.5264in" svg:height="4.3720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Code ähnelt Turing Definition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Lese/Schreibekopf -&gt; Zeiger auf Datenfelder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Alphabet -&gt; Zahlenwerte in Speicherzell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chleifen möglich</text:span></text:p>
              </text:list-item>
            </text:list>
          </draw:text-box>
          <svg:title/>
          <svg:desc/>
        </draw:frame>
      </draw:page>
      <draw:page draw:name="Slide4" draw:style-name="a620" draw:master-page-name="Master1-Layout2-obj-Titel-und-Inhalt" presentation:presentation-page-layout-name="Master1-PPL2" draw:id="Slide-259">
        <draw:frame draw:id="id149" presentation:style-name="a623" draw:name="Titel 1" svg:x="2.85631in" svg:y="0.8837in" svg:width="8.70334in" svg:height="1.17807in" presentation:class="title" presentation:placeholder="false">
          <draw:text-box>
            <text:p text:style-name="a622" text:class-names="" text:cond-style-name=""><text:span text:style-name="a621" text:class-names="">Befehlssatz</text:span></text:p>
          </draw:text-box>
          <svg:title/>
          <svg:desc/>
        </draw:frame>
        <draw:frame draw:id="id150" presentation:style-name="a645" draw:name="Inhaltsplatzhalter 2" svg:x="3.03324in" svg:y="2.24422in" svg:width="8.5264in" svg:height="4.3720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&gt;<text:tab/>Zellenzeiger inkrementiere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&lt;<text:tab/>Zellenzeiger dekrementieren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+<text:tab/>Zellenwert inkrementieren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-<text:tab/>Zellenwert dekrementieren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.<text:tab/>Zellenwert als ASCII ausgeben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, <text:tab/>ASCII Wert in Zelle einlesen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[ ] <text:tab/>Schleifen</text:span></text:p>
              </text:list-item>
            </text:list>
          </draw:text-box>
          <svg:title/>
          <svg:desc/>
        </draw:frame>
      </draw:page>
      <draw:page draw:name="Slide5" draw:style-name="a647" draw:master-page-name="Master1-Layout2-obj-Titel-und-Inhalt" presentation:presentation-page-layout-name="Master1-PPL2" draw:id="Slide-260">
        <draw:frame draw:id="id151" presentation:style-name="a650" draw:name="Titel 1" svg:x="2.85631in" svg:y="0.8837in" svg:width="8.70334in" svg:height="1.17807in" presentation:class="title" presentation:placeholder="false">
          <draw:text-box>
            <text:p text:style-name="a649" text:class-names="" text:cond-style-name=""><text:span text:style-name="a648" text:class-names="">Grundlagen der Programmierung</text:span></text:p>
          </draw:text-box>
          <svg:title/>
          <svg:desc/>
        </draw:frame>
        <draw:frame draw:id="id152" presentation:style-name="a665" draw:name="Inhaltsplatzhalter 2" svg:x="3.03324in" svg:y="2.24422in" svg:width="8.5264in" svg:height="4.3720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Jedes unbekannte Symbol <text:tab/>Kommentar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Einfachste Schleife<text:tab/><text:tab/>[-]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Auch geschachtelt</text:span></text:p>
                  </text:list-item>
                </text:list>
              </text:list-item>
            </text:list>
            <text:list text:style-name="a664">
              <text:list-item>
                <text:p text:style-name="a663" text:class-names="" text:cond-style-name=""><text:span text:style-name="a660" text:class-names="">Echo<text:tab/><text:tab/><text:tab/></text:span><text:span text:style-name="a661" text:class-names="">,[.,]</text:span><text:span text:style-name="a662" text:class-names=""/></text:p>
              </text:list-item>
            </text:list>
          </draw:text-box>
          <svg:title/>
          <svg:desc/>
        </draw:frame>
      </draw:page>
      <draw:page draw:name="Slide8" draw:style-name="a667" draw:master-page-name="Master1-Layout2-obj-Titel-und-Inhalt" presentation:presentation-page-layout-name="Master1-PPL2" draw:id="Slide-263">
        <draw:frame draw:id="id153" presentation:style-name="a670" draw:name="Titel 1" svg:x="2.85631in" svg:y="0.8837in" svg:width="8.70334in" svg:height="1.17807in" presentation:class="title" presentation:placeholder="false">
          <draw:text-box>
            <text:p text:style-name="a669" text:class-names="" text:cond-style-name=""><text:span text:style-name="a668" text:class-names="">Grundrechenarten</text:span></text:p>
          </draw:text-box>
          <svg:title/>
          <svg:desc/>
        </draw:frame>
        <draw:frame draw:id="id154" presentation:style-name="a693" draw:name="Inhaltsplatzhalter 8" svg:x="3.03324in" svg:y="2.24422in" svg:width="8.5264in" svg:height="4.3720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Addition<text:tab/><text:tab/>[&gt;+&lt;-]<text:tab/><text:tab/>p[1] = p[1] + p[0]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Subtraktion<text:tab/><text:tab/>[&gt;-&lt;-]<text:tab/><text:tab/>p[1] = p[1] – p[0]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imple Multiplikation<text:tab/>[&gt;+++&lt;-]<text:tab/>p[1] = 3 * p[0]<text:tab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Simple Division<text:tab/>[&gt;+&lt;----]<text:tab/>p[1] = p[0] /<text:s text:c="1"/></text:span><text:span text:style-name="a681" text:class-names="">4</text:span></text:p>
              </text:list-item>
            </text:list>
            <text:list text:style-name="a692">
              <text:list-item>
                <text:p text:style-name="a691" text:class-names="" text:cond-style-name=""><text:span text:style-name="a684" text:class-names="">p</text:span><text:span text:style-name="a685" text:class-names="">[0]</text:span><text:span text:style-name="a686" text:class-names=""><text:s text:c="1"/></text:span><text:span text:style-name="a687" text:class-names="">ist nach allen</text:span><text:span text:style-name="a688" text:class-names=""><text:s text:c="1"/></text:span><text:span text:style-name="a689" text:class-names="">Operationen</text:span><text:span text:style-name="a690" text:class-names=""><text:s text:c="1"/>0</text:span></text:p>
              </text:list-item>
            </text:list>
          </draw:text-box>
          <svg:title/>
          <svg:desc/>
        </draw:frame>
      </draw:page>
      <draw:page draw:name="Slide6" draw:style-name="a695" draw:master-page-name="Master1-Layout2-obj-Titel-und-Inhalt" presentation:presentation-page-layout-name="Master1-PPL2" draw:id="Slide-261">
        <draw:frame draw:id="id155" presentation:style-name="a698" draw:name="Titel 1" svg:x="2.85631in" svg:y="0.8837in" svg:width="8.70334in" svg:height="1.17807in" presentation:class="title" presentation:placeholder="false">
          <draw:text-box>
            <text:p text:style-name="a697" text:class-names="" text:cond-style-name=""><text:span text:style-name="a696" text:class-names="">Bedingnugen</text:span></text:p>
          </draw:text-box>
          <svg:title/>
          <svg:desc/>
        </draw:frame>
        <draw:frame draw:id="id156" presentation:style-name="a699" draw:name="Inhaltsplatzhalter 4" svg:x="1.57378in" svg:y="3.15739in" svg:width="10.35243in" svg:height="5.12153in" style:rel-width="scale" style:rel-height="scale" presentation:class="object" presentation:placeholder="false">
          <draw:object xlink:href="Object 1/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7" draw:style-name="a701" draw:master-page-name="Master1-Layout2-obj-Titel-und-Inhalt" presentation:presentation-page-layout-name="Master1-PPL2" draw:id="Slide-262">
        <draw:frame draw:id="id157" presentation:style-name="a704" draw:name="Titel 1" svg:x="2.85631in" svg:y="0.8837in" svg:width="8.70334in" svg:height="1.17807in" presentation:class="title" presentation:placeholder="false">
          <draw:text-box>
            <text:p text:style-name="a703" text:class-names="" text:cond-style-name=""><text:span text:style-name="a702" text:class-names="">Kopieren eines Wertes</text:span></text:p>
          </draw:text-box>
          <svg:title/>
          <svg:desc/>
        </draw:frame>
        <draw:frame draw:id="id158" presentation:style-name="a705" draw:name="Inhaltsplatzhalter 3" svg:x="1.89525in" svg:y="3.33029in" svg:width="10.08623in" svg:height="5.06786in" style:rel-width="scale" style:rel-height="scale" presentation:class="object" presentation:placeholder="false">
          <draw:object xlink:href="Object 2/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el und Inhal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Abschnitts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Zwei Inhalte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Vergleich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Nur Titel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Leer"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Inhalt mit Überschrift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Bild mit Überschrift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el und vertikaler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kaler Titel u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00" xlink:href="media/image1.jpeg" xlink:show="embed" xlink:actuate="onLoad"/>
    <draw:fill-image draw:name="a79" xlink:href="media/image1.jpeg" xlink:show="embed" xlink:actuate="onLoad"/>
    <draw:fill-image draw:name="a372" xlink:href="media/image1.jpeg" xlink:show="embed" xlink:actuate="onLoad"/>
    <draw:fill-image draw:name="a130" xlink:href="media/image1.jpeg" xlink:show="embed" xlink:actuate="onLoad"/>
    <draw:fill-image draw:name="a666" xlink:href="media/image1.jpeg" xlink:show="embed" xlink:actuate="onLoad"/>
    <draw:fill-image draw:name="a0" xlink:href="media/image1.jpeg" xlink:show="embed" xlink:actuate="onLoad"/>
    <draw:fill-image draw:name="a312" xlink:href="media/image1.jpeg" xlink:show="embed" xlink:actuate="onLoad"/>
    <draw:fill-image draw:name="a41" xlink:href="media/image1.jpeg" xlink:show="embed" xlink:actuate="onLoad"/>
    <draw:fill-image draw:name="a619" xlink:href="media/image1.jpeg" xlink:show="embed" xlink:actuate="onLoad"/>
    <draw:fill-image draw:name="a694" xlink:href="media/image1.jpeg" xlink:show="embed" xlink:actuate="onLoad"/>
    <draw:fill-image draw:name="a601" xlink:href="media/image1.jpeg" xlink:show="embed" xlink:actuate="onLoad"/>
    <draw:fill-image draw:name="a427" xlink:href="media/image1.jpeg" xlink:show="embed" xlink:actuate="onLoad"/>
    <draw:fill-image draw:name="a571" xlink:href="media/image1.jpeg" xlink:show="embed" xlink:actuate="onLoad"/>
    <draw:fill-image draw:name="a236" xlink:href="media/image1.jpeg" xlink:show="embed" xlink:actuate="onLoad"/>
    <draw:fill-image draw:name="a469" xlink:href="media/image1.jpeg" xlink:show="embed" xlink:actuate="onLoad"/>
    <draw:fill-image draw:name="a168" xlink:href="media/image1.jpeg" xlink:show="embed" xlink:actuate="onLoad"/>
    <draw:fill-image draw:name="a577" xlink:href="media/image1.jpeg" xlink:show="embed" xlink:actuate="onLoad"/>
    <draw:fill-image draw:name="a646" xlink:href="media/image1.jpeg" xlink:show="embed" xlink:actuate="onLoad"/>
    <draw:fill-image draw:name="a520" xlink:href="media/image1.jpeg" xlink:show="embed" xlink:actuate="onLoad"/>
    <draw:fill-image draw:name="a346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bitmap" draw:fill-image-name="a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draw:stroke="none"/>
    </style:style>
    <style:style style:family="presentation" style:name="a42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presentation" style:name="a34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7">
      <style:drawing-page-properties draw:fill="bitmap" draw:fill-image-name="a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8" style:parent-style-name="Graphics">
      <style:graphic-properties draw:fill="none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bitmap" draw:fill-image-name="a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draw:stroke="non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presentation" style:name="a56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bitmap" draw:fill-image-name="a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 style:parent-style-name="Graphics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a9acee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bitmap" draw:fill-image-name="a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f28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1f282e" draw:opacity="92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a9a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0">
      <style:paragraph-properties fo:line-height="120%" fo:text-align="left" style:tab-stop-distance="1in" fo:margin-left="0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1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in" fo:margin-left="1.8697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righ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2.3767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7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7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0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4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4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9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8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0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5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1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555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2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1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69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1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398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07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114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6979in"/>
      </text:list-level-style-number>
      <text:list-level-style-number text:level="3" style:num-format="">
        <style:list-level-properties text:space-before="1.37674in"/>
      </text:list-level-style-number>
      <text:list-level-style-number text:level="4" style:num-format="">
        <style:list-level-properties text:space-before="1.86979in"/>
      </text:list-level-style-number>
      <text:list-level-style-number text:level="5" style:num-format="">
        <style:list-level-properties text:space-before="2.37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93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96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text:list-style style:name="a220">
      <text:list-level-style-bullet text:level="1" text:bullet-char="§">
        <style:list-level-properties text:space-before="0.00674in" text:min-label-width="0.37in"/>
        <style:text-properties fo:color="#a9acee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a9acee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a9acee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a9acee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a9acee" fo:font-family="Wingdings" style:font-pitch="variable" fo:font-size="90%"/>
      </text:list-level-style-bullet>
      <text:list-level-style-bullet text:level="6" text:bullet-char="§">
        <style:list-level-properties text:space-before="2.38in" text:min-label-width="0.37in"/>
        <style:text-properties fo:color="#a9acee" fo:font-family="Wingdings" style:font-pitch="variable" fo:font-size="90%"/>
      </text:list-level-style-bullet>
      <text:list-level-style-bullet text:level="7" text:bullet-char="§">
        <style:list-level-properties text:space-before="2.88in" text:min-label-width="0.37in"/>
        <style:text-properties fo:color="#a9acee" fo:font-family="Wingdings" style:font-pitch="variable" fo:font-size="90%"/>
      </text:list-level-style-bullet>
      <text:list-level-style-bullet text:level="8" text:bullet-char="§">
        <style:list-level-properties text:space-before="3.38in" text:min-label-width="0.37in"/>
        <style:text-properties fo:color="#a9acee" fo:font-family="Wingdings" style:font-pitch="variable" fo:font-size="90%"/>
      </text:list-level-style-bullet>
      <text:list-level-style-bullet text:level="9" text:bullet-char="§">
        <style:list-level-properties text:space-before="3.88in" text:min-label-width="0.37in"/>
        <style:text-properties fo:color="#a9acee" fo:font-family="Wingdings" style:font-pitch="variable" fo:font-size="9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" draw:style-name="a6" draw:name="Rectangle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0" draw:name="Title Placeholder 1" svg:x="2.85631in" svg:y="0.8837in" svg:width="8.70334in" svg:height="1.17807in" presentation:class="title" presentation:placeholder="false">
        <draw:text-box>
          <text:p text:style-name="a9" text:class-names="" text:cond-style-name=""><text:span text:style-name="a7" text:class-names="">Mastertitelformat bearbeiten</text:span><text:span text:style-name="a8" text:class-names=""/></text:p>
        </draw:text-box>
        <svg:title/>
        <svg:desc/>
      </draw:frame>
      <draw:frame draw:id="id4" presentation:style-name="a27" draw:name="Text Placeholder 2" svg:x="3.03324in" svg:y="2.24422in" svg:width="8.5264in" svg:height="4.3720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astertextformat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6/22/2020</text:date></text:span></text:p>
        </draw:text-box>
        <svg:title/>
        <svg:desc/>
      </draw:frame>
      <draw:frame draw:id="id6" presentation:style-name="a34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33" text:class-names="" text:cond-style-name=""><text:span text:style-name="a32" text:class-names=""><text:s text:c="13"/></text:span></text:p>
        </draw:text-box>
        <svg:title/>
        <svg:desc/>
      </draw:frame>
      <draw:frame draw:id="id7" presentation:style-name="a37" draw:name="Slide Number Placeholder 5" svg:x="0.17324in" svg:y="0.18in" svg:width="0.69633in" svg:height="0.35307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ustom-shape svg:x="1.0521in" svg:y="0in" svg:width="0.05in" svg:height="7.5in" draw:id="id8" draw:style-name="a40" draw:name="Rectangle 5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elfolie" style:page-layout-name="pageLayout1" draw:style-name="a42">
      <draw:frame draw:id="id9" draw:layer="Master1-bg" draw:style-name="a43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" draw:layer="Master1-bg" draw:style-name="a44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1" draw:layer="Master1-bg" draw:style-name="a47" draw:name="Rectangle 7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" draw:layer="Master1-bg" draw:style-name="a50" draw:name="Rectangle 56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3" draw:style-name="a53" draw:name="Rectangl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4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0" draw:name="Title 1" svg:x="2.85631in" svg:y="3.75in" svg:width="6.03463in" svg:height="2.48093in" presentation:class="title" presentation:placeholder="false">
        <draw:text-box>
          <text:p text:style-name="a59" text:class-names="" text:cond-style-name=""><text:span text:style-name="a57" text:class-names="">Mastertitelformat bearbeiten</text:span><text:span text:style-name="a58" text:class-names=""/></text:p>
        </draw:text-box>
        <svg:title/>
        <svg:desc/>
      </draw:frame>
      <draw:frame draw:id="id16" presentation:style-name="a64" draw:name="Subtitle 2" svg:x="3.0318in" svg:y="2.48117in" svg:width="5.85914in" svg:height="1.26882in" presentation:class="subtitle" presentation:placeholder="false">
        <draw:text-box>
          <text:p text:style-name="a63" text:class-names="" text:cond-style-name=""><text:span text:style-name="a61" text:class-names="">Master-Untertitelformat bearbeiten</text:span><text:span text:style-name="a62" text:class-names=""/></text:p>
        </draw:text-box>
        <svg:title/>
        <svg:desc/>
      </draw:frame>
      <draw:frame draw:id="id17" presentation:style-name="a68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6/22/2020</text:date></text:span></text:p>
        </draw:text-box>
        <svg:title/>
        <svg:desc/>
      </draw:frame>
      <draw:frame draw:id="id18" presentation:style-name="a71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70" text:class-names="" text:cond-style-name=""><text:span text:style-name="a69" text:class-names=""><text:s text:c="13"/></text:span></text:p>
        </draw:text-box>
        <svg:title/>
        <svg:desc/>
      </draw:frame>
      <draw:frame draw:id="id19" presentation:style-name="a74" draw:name="Slide Number Placeholder 5" svg:x="0.17324in" svg:y="0.18in" svg:width="0.69633in" svg:height="0.35307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draw:frame draw:id="id20" draw:style-name="a78" draw:name="TextBox 12" svg:x="2.39642in" svg:y="3.5683in" svg:width="0.45455in" svg:height="0.50488in">
        <draw:text-box>
          <text:p text:style-name="a77" text:class-names="" text:cond-style-name=""><text:span text:style-name="a75" text:class-names="">z</text:span><text:span text:style-name="a76" text:class-names=""/></text:p>
        </draw:text-box>
        <svg:title/>
        <svg:desc/>
      </draw:frame>
    </style:master-page>
    <style:master-page style:name="Master1-Layout2-obj-Titel-und-Inhalt" style:page-layout-name="pageLayout1" draw:style-name="a80">
      <draw:frame draw:id="id21" draw:layer="Master1-bg" draw:style-name="a81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22" draw:layer="Master1-bg" draw:style-name="a82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3" draw:layer="Master1-bg" draw:style-name="a85" draw:name="Rectangl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24" draw:layer="Master1-bg" draw:style-name="a88" draw:name="Rectangle 56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25" draw:style-name="a91" draw:name="Rectangle 28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style-name="a94" draw:name="Rectangle 8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98" draw:name="Title 1" svg:x="2.85631in" svg:y="0.8837in" svg:width="8.70334in" svg:height="1.17807in" presentation:class="title" presentation:placeholder="false">
        <draw:text-box>
          <text:p text:style-name="a97" text:class-names="" text:cond-style-name=""><text:span text:style-name="a95" text:class-names="">Mastertitelformat bearbeiten</text:span><text:span text:style-name="a96" text:class-names=""/></text:p>
        </draw:text-box>
        <svg:title/>
        <svg:desc/>
      </draw:frame>
      <draw:frame draw:id="id28" presentation:style-name="a115" draw:name="Content Placeholder 2" svg:x="3.03324in" svg:y="2.24422in" svg:width="8.5264in" svg:height="4.3720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ünfte Ebene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1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6/22/2020</text:date></text:span></text:p>
        </draw:text-box>
        <svg:title/>
        <svg:desc/>
      </draw:frame>
      <draw:frame draw:id="id30" presentation:style-name="a122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121" text:class-names="" text:cond-style-name=""><text:span text:style-name="a120" text:class-names=""><text:s text:c="13"/></text:span></text:p>
        </draw:text-box>
        <svg:title/>
        <svg:desc/>
      </draw:frame>
      <draw:frame draw:id="id31" presentation:style-name="a125" draw:name="Slide Number Placeholder 5" svg:x="0.17324in" svg:y="0.18in" svg:width="0.69633in" svg:height="0.35307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frame draw:id="id32" draw:style-name="a129" draw:name="TextBox 6" svg:x="2.40042in" svg:y="0.70125in" svg:width="0.45455in" svg:height="0.40391in">
        <draw:text-box>
          <text:p text:style-name="a128" text:class-names="" text:cond-style-name=""><text:span text:style-name="a126" text:class-names="">z</text:span><text:span text:style-name="a127" text:class-names=""/></text:p>
        </draw:text-box>
        <svg:title/>
        <svg:desc/>
      </draw:frame>
    </style:master-page>
    <style:master-page style:name="Master1-Layout3-secHead-Abschnitts" style:page-layout-name="pageLayout1" draw:style-name="a131">
      <draw:frame draw:id="id33" draw:layer="Master1-bg" draw:style-name="a13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3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35" draw:layer="Master1-bg" draw:style-name="a136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6" draw:layer="Master1-bg" draw:style-name="a139" draw:name="Rectangle 5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7" draw:style-name="a142" draw:name="Rectangle 23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8" draw:style-name="a145" draw:name="Rectangle 24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style-name="a149" draw:name="TextBox 10" svg:x="2.39703in" svg:y="3.23992in" svg:width="0.45455in" svg:height="0.40391in">
        <draw:text-box>
          <text:p text:style-name="a148" text:class-names="" text:cond-style-name=""><text:span text:style-name="a146" text:class-names="">z</text:span><text:span text:style-name="a147" text:class-names=""/></text:p>
        </draw:text-box>
        <svg:title/>
        <svg:desc/>
      </draw:frame>
      <draw:frame draw:id="id40" presentation:style-name="a153" draw:name="Title 1" svg:x="2.85419in" svg:y="3.44188in" svg:width="8.7014in" svg:height="1.55812in" presentation:class="title" presentation:placeholder="false">
        <draw:text-box>
          <text:p text:style-name="a152" text:class-names="" text:cond-style-name=""><text:span text:style-name="a150" text:class-names="">Mastertitelformat bearbeiten</text:span><text:span text:style-name="a151" text:class-names=""/></text:p>
        </draw:text-box>
        <svg:title/>
        <svg:desc/>
      </draw:frame>
      <draw:frame draw:id="id41" presentation:style-name="a157" draw:name="Text Placeholder 2" svg:x="3.03365in" svg:y="2.48117in" svg:width="8.52136in" svg:height="0.960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Mastertextformat bearbeiten</text:span></text:p>
            </text:list-item>
          </text:list>
        </draw:text-box>
        <svg:title/>
        <svg:desc/>
      </draw:frame>
      <draw:frame draw:id="id42" presentation:style-name="a16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6/22/2020</text:date></text:span></text:p>
        </draw:text-box>
        <svg:title/>
        <svg:desc/>
      </draw:frame>
      <draw:frame draw:id="id43" presentation:style-name="a164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163" text:class-names="" text:cond-style-name=""><text:span text:style-name="a162" text:class-names=""><text:s text:c="13"/></text:span></text:p>
        </draw:text-box>
        <svg:title/>
        <svg:desc/>
      </draw:frame>
      <draw:frame draw:id="id44" presentation:style-name="a167" draw:name="Slide Number Placeholder 5" svg:x="0.17324in" svg:y="0.18in" svg:width="0.69633in" svg:height="0.35307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69">
      <draw:frame draw:id="id45" draw:layer="Master1-bg" draw:style-name="a170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46" draw:layer="Master1-bg" draw:style-name="a171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47" draw:layer="Master1-bg" draw:style-name="a174" draw:name="Rectangle 7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8" draw:layer="Master1-bg" draw:style-name="a177" draw:name="Rectangle 56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9" draw:style-name="a180" draw:name="Rectangle 25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0" draw:style-name="a183" draw:name="Rectangle 26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87" draw:name="Title 1" svg:x="2.85419in" svg:y="0.88125in" svg:width="8.6953in" svg:height="1.18297in" presentation:class="title" presentation:placeholder="false">
        <draw:text-box>
          <text:p text:style-name="a186" text:class-names="" text:cond-style-name=""><text:span text:style-name="a184" text:class-names="">Mastertitelformat bearbeiten</text:span><text:span text:style-name="a185" text:class-names=""/></text:p>
        </draw:text-box>
        <svg:title/>
        <svg:desc/>
      </draw:frame>
      <draw:frame draw:id="id52" presentation:style-name="a204" draw:name="Content Placeholder 2" svg:x="2.84927in" svg:y="2.24422in" svg:width="4.2563in" svg:height="4.3720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Mastertextformat bearbeit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Zweite Ebene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ünfte Ebene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Content Placeholder 3" svg:x="7.29072in" svg:y="2.24422in" svg:width="4.25877in" svg:height="4.3720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Mastertextformat bearbeiten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Zweite Ebene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Fünfte Ebene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5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6/22/2020</text:date></text:span></text:p>
        </draw:text-box>
        <svg:title/>
        <svg:desc/>
      </draw:frame>
      <draw:frame draw:id="id55" presentation:style-name="a228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227" text:class-names="" text:cond-style-name=""><text:span text:style-name="a226" text:class-names=""><text:s text:c="13"/></text:span></text:p>
        </draw:text-box>
        <svg:title/>
        <svg:desc/>
      </draw:frame>
      <draw:frame draw:id="id56" presentation:style-name="a231" draw:name="Slide Number Placeholder 6" svg:x="0.17324in" svg:y="0.18in" svg:width="0.69633in" svg:height="0.353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draw:frame draw:id="id57" draw:style-name="a235" draw:name="TextBox 9" svg:x="2.40176in" svg:y="0.70125in" svg:width="0.45455in" svg:height="0.40391in">
        <draw:text-box>
          <text:p text:style-name="a234" text:class-names="" text:cond-style-name=""><text:span text:style-name="a232" text:class-names="">z</text:span><text:span text:style-name="a233" text:class-names=""/></text:p>
        </draw:text-box>
        <svg:title/>
        <svg:desc/>
      </draw:frame>
    </style:master-page>
    <style:master-page style:name="Master1-Layout5-twoTxTwoObj-Vergleich" style:page-layout-name="pageLayout1" draw:style-name="a237">
      <draw:frame draw:id="id58" draw:layer="Master1-bg" draw:style-name="a238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59" draw:layer="Master1-bg" draw:style-name="a239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60" draw:layer="Master1-bg" draw:style-name="a242" draw:name="Rectangl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1" draw:layer="Master1-bg" draw:style-name="a245" draw:name="Rectangle 56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2" draw:style-name="a248" draw:name="Rectangle 1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3" draw:style-name="a251" draw:name="Rectangle 20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style-name="a255" draw:name="TextBox 11" svg:x="2.399in" svg:y="0.696in" svg:width="0.45455in" svg:height="0.40391in">
        <draw:text-box>
          <text:p text:style-name="a254" text:class-names="" text:cond-style-name=""><text:span text:style-name="a252" text:class-names="">z</text:span><text:span text:style-name="a253" text:class-names=""/></text:p>
        </draw:text-box>
        <svg:title/>
        <svg:desc/>
      </draw:frame>
      <draw:frame draw:id="id65" presentation:style-name="a259" draw:name="Title 1" svg:x="2.85419in" svg:y="0.88125in" svg:width="8.7014in" svg:height="1.1793in" presentation:class="title" presentation:placeholder="false">
        <draw:text-box>
          <text:p text:style-name="a258" text:class-names="" text:cond-style-name=""><text:span text:style-name="a256" text:class-names="">Mastertitelformat bearbeiten</text:span><text:span text:style-name="a257" text:class-names=""/></text:p>
        </draw:text-box>
        <svg:title/>
        <svg:desc/>
      </draw:frame>
      <draw:frame draw:id="id66" presentation:style-name="a263" draw:name="Text Placeholder 2" svg:x="2.85355in" svg:y="2.24422in" svg:width="4.26123in" svg:height="0.7806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Mastertextformat bearbeiten</text:span></text:p>
            </text:list-item>
          </text:list>
        </draw:text-box>
        <svg:title/>
        <svg:desc/>
      </draw:frame>
      <draw:frame draw:id="id67" presentation:style-name="a280" draw:name="Content Placeholder 3" svg:x="2.85355in" svg:y="3.11825in" svg:width="4.25812in" svg:height="3.3589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4" svg:x="7.29072in" svg:y="2.24422in" svg:width="4.26487in" svg:height="0.7806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Mastertextformat bearbeiten</text:span></text:p>
            </text:list-item>
          </text:list>
        </draw:text-box>
        <svg:title/>
        <svg:desc/>
      </draw:frame>
      <draw:frame draw:id="id69" presentation:style-name="a301" draw:name="Content Placeholder 5" svg:x="7.29072in" svg:y="3.11825in" svg:width="4.26487in" svg:height="3.3589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Mastertextformat bearbeiten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5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6/22/2020</text:date></text:span></text:p>
        </draw:text-box>
        <svg:title/>
        <svg:desc/>
      </draw:frame>
      <draw:frame draw:id="id71" presentation:style-name="a308" draw:transform="translate(-3.21815in -0.09797in) rotate(-1.5708) translate(0.77157in 4.10185in)" draw:name="Footer Placeholder 7" svg:width="6.4363in" svg:height="0.19595in" presentation:class="footer" presentation:placeholder="false">
        <draw:text-box>
          <text:p text:style-name="a307" text:class-names="" text:cond-style-name=""><text:span text:style-name="a306" text:class-names=""><text:s text:c="13"/></text:span></text:p>
        </draw:text-box>
        <svg:title/>
        <svg:desc/>
      </draw:frame>
      <draw:frame draw:id="id72" presentation:style-name="a311" draw:name="Slide Number Placeholder 8" svg:x="0.17324in" svg:y="0.18in" svg:width="0.69633in" svg:height="0.3530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13">
      <draw:frame draw:id="id73" draw:layer="Master1-bg" draw:style-name="a314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74" draw:layer="Master1-bg" draw:style-name="a315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75" draw:layer="Master1-bg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76" draw:layer="Master1-bg" draw:style-name="a321" draw:name="Rectangle 5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77" draw:style-name="a324" draw:name="Rectangle 12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8" draw:style-name="a327" draw:name="Rectangle 13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31" draw:name="Title 1" svg:x="2.85631in" svg:y="0.8837in" svg:width="8.70334in" svg:height="1.17807in" presentation:class="title" presentation:placeholder="false">
        <draw:text-box>
          <text:p text:style-name="a330" text:class-names="" text:cond-style-name=""><text:span text:style-name="a328" text:class-names="">Mastertitelformat bearbeiten</text:span><text:span text:style-name="a329" text:class-names=""/></text:p>
        </draw:text-box>
        <svg:title/>
        <svg:desc/>
      </draw:frame>
      <draw:frame draw:id="id80" presentation:style-name="a335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6/22/2020</text:date></text:span></text:p>
        </draw:text-box>
        <svg:title/>
        <svg:desc/>
      </draw:frame>
      <draw:frame draw:id="id81" presentation:style-name="a338" draw:transform="translate(-3.21815in -0.09797in) rotate(-1.5708) translate(0.77157in 4.10185in)" draw:name="Footer Placeholder 3" svg:width="6.4363in" svg:height="0.19595in" presentation:class="footer" presentation:placeholder="false">
        <draw:text-box>
          <text:p text:style-name="a337" text:class-names="" text:cond-style-name=""><text:span text:style-name="a336" text:class-names=""><text:s text:c="13"/></text:span></text:p>
        </draw:text-box>
        <svg:title/>
        <svg:desc/>
      </draw:frame>
      <draw:frame draw:id="id82" presentation:style-name="a341" draw:name="Slide Number Placeholder 4" svg:x="0.17324in" svg:y="0.18in" svg:width="0.69633in" svg:height="0.35307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83" draw:style-name="a345" draw:name="TextBox 7" svg:x="2.40176in" svg:y="0.70125in" svg:width="0.45455in" svg:height="0.40391in">
        <draw:text-box>
          <text:p text:style-name="a344" text:class-names="" text:cond-style-name=""><text:span text:style-name="a342" text:class-names="">z</text:span><text:span text:style-name="a343" text:class-names=""/></text:p>
        </draw:text-box>
        <svg:title/>
        <svg:desc/>
      </draw:frame>
    </style:master-page>
    <style:master-page style:name="Master1-Layout7-blank-Leer" style:page-layout-name="pageLayout1" draw:style-name="a347">
      <draw:frame draw:id="id84" draw:layer="Master1-bg" draw:style-name="a348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85" draw:layer="Master1-bg" draw:style-name="a349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86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7" draw:layer="Master1-bg" draw:style-name="a355" draw:name="Rectangle 56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8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9" draw:style-name="a361" draw:name="Rectangle 12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5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6/22/2020</text:date></text:span></text:p>
        </draw:text-box>
        <svg:title/>
        <svg:desc/>
      </draw:frame>
      <draw:frame draw:id="id91" presentation:style-name="a368" draw:transform="translate(-3.21815in -0.09797in) rotate(-1.5708) translate(0.77157in 4.10185in)" draw:name="Footer Placeholder 2" svg:width="6.4363in" svg:height="0.19595in" presentation:class="footer" presentation:placeholder="false">
        <draw:text-box>
          <text:p text:style-name="a367" text:class-names="" text:cond-style-name=""><text:span text:style-name="a366" text:class-names=""><text:s text:c="13"/></text:span></text:p>
        </draw:text-box>
        <svg:title/>
        <svg:desc/>
      </draw:frame>
      <draw:frame draw:id="id92" presentation:style-name="a371" draw:name="Slide Number Placeholder 3" svg:x="0.17324in" svg:y="0.18in" svg:width="0.69633in" svg:height="0.35307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373">
      <draw:frame draw:id="id93" draw:layer="Master1-bg" draw:style-name="a374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94" draw:layer="Master1-bg" draw:style-name="a375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95" draw:layer="Master1-bg" draw:style-name="a378" draw:name="Rectangl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6" draw:layer="Master1-bg" draw:style-name="a381" draw:name="Rectangle 5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7" draw:style-name="a384" draw:name="Rectangle 24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style-name="a387" draw:name="Rectangle 25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style-name="a391" draw:name="TextBox 9" svg:x="1.69964in" svg:y="1.2331in" svg:width="0.45455in" svg:height="0.40391in">
        <draw:text-box>
          <text:p text:style-name="a390" text:class-names="" text:cond-style-name=""><text:span text:style-name="a388" text:class-names="">z</text:span><text:span text:style-name="a389" text:class-names=""/></text:p>
        </draw:text-box>
        <svg:title/>
        <svg:desc/>
      </draw:frame>
      <draw:frame draw:id="id100" presentation:style-name="a395" draw:name="Title 1" svg:x="2.15477in" svg:y="1.40251in" svg:width="2.91378in" svg:height="2.08141in" presentation:class="title" presentation:placeholder="false">
        <draw:text-box>
          <text:p text:style-name="a394" text:class-names="" text:cond-style-name=""><text:span text:style-name="a392" text:class-names="">Mastertitelformat bearbeiten</text:span><text:span text:style-name="a393" text:class-names=""/></text:p>
        </draw:text-box>
        <svg:title/>
        <svg:desc/>
      </draw:frame>
      <draw:frame draw:id="id101" presentation:style-name="a412" draw:name="Content Placeholder 2" svg:x="5.59947in" svg:y="0.88125in" svg:width="5.95612in" svg:height="5.73505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Mastertextformat bearbeiten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Zweite Ebene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Fünfte Ebene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6" draw:name="Text Placeholder 3" svg:x="2.15477in" svg:y="3.48442in" svg:width="2.91378in" svg:height="2.6098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Mastertextformat bearbeiten</text:span></text:p>
            </text:list-item>
          </text:list>
        </draw:text-box>
        <svg:title/>
        <svg:desc/>
      </draw:frame>
      <draw:frame draw:id="id103" presentation:style-name="a42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6/22/2020</text:date></text:span></text:p>
        </draw:text-box>
        <svg:title/>
        <svg:desc/>
      </draw:frame>
      <draw:frame draw:id="id104" presentation:style-name="a423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422" text:class-names="" text:cond-style-name=""><text:span text:style-name="a421" text:class-names=""><text:s text:c="13"/></text:span></text:p>
        </draw:text-box>
        <svg:title/>
        <svg:desc/>
      </draw:frame>
      <draw:frame draw:id="id105" presentation:style-name="a426" draw:name="Slide Number Placeholder 6" svg:x="0.17324in" svg:y="0.18in" svg:width="0.69633in" svg:height="0.3530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428">
      <draw:frame draw:id="id106" draw:layer="Master1-bg" draw:style-name="a429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07" draw:layer="Master1-bg" draw:style-name="a430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08" draw:layer="Master1-bg" draw:style-name="a433" draw:name="Rectangl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9" draw:layer="Master1-bg" draw:style-name="a436" draw:name="Rectangle 5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0" draw:style-name="a439" draw:name="Rectangle 1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1" draw:style-name="a442" draw:name="Rectangle 19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446" draw:name="Picture Placeholder 2" svg:x="7.37868in" svg:y="0.00353in" svg:width="5.06314in" svg:height="7.5in" presentation:class="graphic" presentation:placeholder="false">
        <draw:text-box>
          <text:p text:style-name="a445" text:class-names="" text:cond-style-name=""><text:span text:style-name="a443" text:class-names="">Bild durch Klicken auf Symbol hinzufügen</text:span><text:span text:style-name="a444" text:class-names=""/></text:p>
        </draw:text-box>
        <svg:title/>
        <svg:desc/>
      </draw:frame>
      <draw:frame draw:id="id113" draw:style-name="a450" draw:name="TextBox 9" svg:x="1.70023in" svg:y="1.2331in" svg:width="0.45455in" svg:height="0.40391in">
        <draw:text-box>
          <text:p text:style-name="a449" text:class-names="" text:cond-style-name=""><text:span text:style-name="a447" text:class-names="">z</text:span><text:span text:style-name="a448" text:class-names=""/></text:p>
        </draw:text-box>
        <svg:title/>
        <svg:desc/>
      </draw:frame>
      <draw:frame draw:id="id114" presentation:style-name="a454" draw:name="Title 1" svg:x="2.15578in" svg:y="1.40251in" svg:width="4.34272in" svg:height="2.07838in" presentation:class="title" presentation:placeholder="false">
        <draw:text-box>
          <text:p text:style-name="a453" text:class-names="" text:cond-style-name=""><text:span text:style-name="a451" text:class-names="">Mastertitelformat bearbeiten</text:span><text:span text:style-name="a452" text:class-names=""/></text:p>
        </draw:text-box>
        <svg:title/>
        <svg:desc/>
      </draw:frame>
      <draw:frame draw:id="id115" presentation:style-name="a458" draw:name="Text Placeholder 3" svg:x="2.15477in" svg:y="3.48089in" svg:width="4.34369in" svg:height="2.60979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Mastertextformat bearbeiten</text:span></text:p>
            </text:list-item>
          </text:list>
        </draw:text-box>
        <svg:title/>
        <svg:desc/>
      </draw:frame>
      <draw:frame draw:id="id116" presentation:style-name="a46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6/22/2020</text:date></text:span></text:p>
        </draw:text-box>
        <svg:title/>
        <svg:desc/>
      </draw:frame>
      <draw:frame draw:id="id117" presentation:style-name="a465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464" text:class-names="" text:cond-style-name=""><text:span text:style-name="a463" text:class-names=""><text:s text:c="13"/></text:span></text:p>
        </draw:text-box>
        <svg:title/>
        <svg:desc/>
      </draw:frame>
      <draw:frame draw:id="id118" presentation:style-name="a468" draw:name="Slide Number Placeholder 6" svg:x="0.17324in" svg:y="0.18in" svg:width="0.69633in" svg:height="0.3530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470">
      <draw:frame draw:id="id119" draw:layer="Master1-bg" draw:style-name="a471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20" draw:layer="Master1-bg" draw:style-name="a472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21" draw:layer="Master1-bg" draw:style-name="a475" draw:name="Rectangle 7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2" draw:layer="Master1-bg" draw:style-name="a478" draw:name="Rectangle 56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3" draw:style-name="a481" draw:name="Rectangle 13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24" draw:style-name="a484" draw:name="Rectangle 14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488" draw:name="TextBox 8" svg:x="2.39965in" svg:y="0.70125in" svg:width="0.45455in" svg:height="0.40391in">
        <draw:text-box>
          <text:p text:style-name="a487" text:class-names="" text:cond-style-name=""><text:span text:style-name="a485" text:class-names="">z</text:span><text:span text:style-name="a486" text:class-names=""/></text:p>
        </draw:text-box>
        <svg:title/>
        <svg:desc/>
      </draw:frame>
      <draw:frame draw:id="id126" presentation:style-name="a492" draw:name="Title 1" svg:x="2.85631in" svg:y="0.8837in" svg:width="8.6987in" svg:height="1.17807in" presentation:class="title" presentation:placeholder="false">
        <draw:text-box>
          <text:p text:style-name="a491" text:class-names="" text:cond-style-name=""><text:span text:style-name="a489" text:class-names="">Mastertitelformat bearbeiten</text:span><text:span text:style-name="a490" text:class-names=""/></text:p>
        </draw:text-box>
        <svg:title/>
        <svg:desc/>
      </draw:frame>
      <draw:frame draw:id="id127" presentation:style-name="a509" draw:name="Vertical Text Placeholder 2" svg:x="3.03324in" svg:y="2.24422in" svg:width="8.5264in" svg:height="4.3720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Mastertextformat bearbeiten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Zweite Ebene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Fünfte Ebene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13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6/22/2020</text:date></text:span></text:p>
        </draw:text-box>
        <svg:title/>
        <svg:desc/>
      </draw:frame>
      <draw:frame draw:id="id129" presentation:style-name="a516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515" text:class-names="" text:cond-style-name=""><text:span text:style-name="a514" text:class-names=""><text:s text:c="13"/></text:span></text:p>
        </draw:text-box>
        <svg:title/>
        <svg:desc/>
      </draw:frame>
      <draw:frame draw:id="id130" presentation:style-name="a519" draw:name="Slide Number Placeholder 5" svg:x="0.17324in" svg:y="0.18in" svg:width="0.69633in" svg:height="0.35307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521">
      <draw:frame draw:id="id131" draw:layer="Master1-bg" draw:style-name="a52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32" draw:layer="Master1-bg" draw:style-name="a52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133" draw:layer="Master1-bg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34" draw:layer="Master1-bg" draw:style-name="a529" draw:name="Rectangle 56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35" draw:style-name="a532" draw:name="Rectangle 1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6" draw:style-name="a535" draw:name="Rectangle 1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draw:style-name="a539" draw:transform="translate(-0.22727in -0.20195in) rotate(-1.5708) translate(11.53211in 0.65698in)" draw:name="TextBox 8" svg:width="0.45455in" svg:height="0.40391in">
        <draw:text-box>
          <text:p text:style-name="a538" text:class-names="" text:cond-style-name=""><text:span text:style-name="a536" text:class-names="">z</text:span><text:span text:style-name="a537" text:class-names=""/></text:p>
        </draw:text-box>
        <svg:title/>
        <svg:desc/>
      </draw:frame>
      <draw:frame draw:id="id138" presentation:style-name="a543" draw:name="Vertical Title 1" svg:x="10.10431in" svg:y="0.88125in" svg:width="1.4507in" svg:height="5.73505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139" presentation:style-name="a560" draw:name="Vertical Text Placeholder 2" svg:x="2.85296in" svg:y="1.06125in" svg:width="7.07229in" svg:height="5.55505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564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6/22/2020</text:date></text:span></text:p>
        </draw:text-box>
        <svg:title/>
        <svg:desc/>
      </draw:frame>
      <draw:frame draw:id="id141" presentation:style-name="a567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566" text:class-names="" text:cond-style-name=""><text:span text:style-name="a565" text:class-names=""><text:s text:c="13"/></text:span></text:p>
        </draw:text-box>
        <svg:title/>
        <svg:desc/>
      </draw:frame>
      <draw:frame draw:id="id142" presentation:style-name="a570" draw:name="Slide Number Placeholder 5" svg:x="0.17324in" svg:y="0.18in" svg:width="0.69633in" svg:height="0.35307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ainf*ck</dc:title>
    <meta:initial-creator>Tim Farahani</meta:initial-creator>
    <dc:creator>Tim Farahani</dc:creator>
    <meta:creation-date>2020-06-21T17:41:18Z</meta:creation-date>
    <dc:date>2020-06-22T09:39:34Z</dc:date>
    <meta:template xlink:href="TM16401375%5b%5bfn=Madison%5d%5d" xlink:type="simple"/>
    <meta:editing-cycles>2</meta:editing-cycles>
    <meta:editing-duration>PT0S</meta:editing-duration>
    <meta:document-statistic meta:paragraph-count="34" meta:word-count="184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6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11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1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0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4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de" style:country-asian="DE"/>
    </style:style>
    <style:style style:name="P25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9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33" style:parent-style-name="Standard" style:family="paragraph">
      <style:paragraph-properties fo:border="0.0104in solid #EAECF0" fo:padding-top="0.1805in" fo:padding-left="0.1666in" fo:padding-bottom="0.1666in" fo:padding-right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<text:s text:c="2"/></text:span><text:span text:style-name="T3">&gt;</text:span><text:span text:style-name="T4">+++++</text:span><text:span text:style-name="T5"><text:s text:c="11"/>addiere 5 zu Zelle 1</text:span></text:p>
      <text:p text:style-name="P6"><text:span text:style-name="T7"><text:s text:c="2"/></text:span><text:span text:style-name="T8">&gt;</text:span><text:span text:style-name="T9">++++</text:span><text:span text:style-name="T10"><text:s text:c="12"/>addiere 4 zu Zelle 2</text:span></text:p>
      <text:p text:style-name="P11"><text:span text:style-name="T12"><text:s text:c="2"/></text:span><text:span text:style-name="T13">[</text:span><text:span text:style-name="T14">&lt;</text:span><text:span text:style-name="T15">-</text:span><text:span text:style-name="T16">&gt;</text:span><text:span text:style-name="T17">-</text:span><text:span text:style-name="T18">]</text:span><text:span text:style-name="T19"><text:s text:c="11"/>subtrahiere Zelle 2 von Zelle 1</text:span></text:p>
      <text:p text:style-name="P20"><text:span text:style-name="T21"><text:s text:c="2"/></text:span><text:span text:style-name="T22">&lt;</text:span><text:span text:style-name="T23"><text:s text:c="16"/>gehe zu Zelle 1</text:span></text:p>
      <text:p text:style-name="P24"/>
      <text:p text:style-name="P25"><text:span text:style-name="T26"><text:s text:c="2"/></text:span><text:span text:style-name="T27">[</text:span><text:span text:style-name="T28"><text:s text:c="16"/>wird aufgerufen wenn Zelle 1 ungleich 0 ist</text:span></text:p>
      <text:p text:style-name="P29"><text:span text:style-name="T30"><text:s text:c="2"/></text:span><text:span text:style-name="T31">&lt;</text:span><text:span text:style-name="T32"><text:s text:c="16"/>gehe zu Zelle 0 (somit wird die Schleife nur einmal durchlaufen)</text:span></text:p>
      <text:p text:style-name="P33"><text:span text:style-name="T34"><text:s text:c="2"/></text:span><text:span text:style-name="T35">]</text:span></text:p>
      <text:p text:style-name="Standard"/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c" style:display-name="c" style:family="text" style:parent-style-name="Absatz-Standardschriftart"/>
    <style:style style:name="nv" style:display-name="nv" style:family="text" style:parent-style-name="Absatz-Standardschriftart"/>
    <style:style style:name="nb" style:display-name="nb" style:family="text" style:parent-style-name="Absatz-Standardschriftart"/>
    <style:style style:name="k" style:display-name="k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9.2312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6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12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1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6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7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19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0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2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23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2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29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0" style:parent-style-name="Absatz-Standardschriftart" style:family="text">
      <style:text-properties style:font-name="Courier New" style:font-name-asian="Times New Roman" style:font-name-complex="Courier New" fo:color="#008000" fo:font-size="10.5pt" style:font-size-asian="10.5pt" style:font-size-complex="10.5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8000" fo:font-size="10.5pt" style:font-size-asian="10.5pt" style:font-size-complex="10.5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P33" style:parent-style-name="Standard" style:family="paragraph">
      <style:paragraph-properties fo:border="0.0104in solid #EAECF0" fo:padding="0.1666in" style:shadow="none"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color="#19177C" fo:font-size="10.5pt" style:font-size-asian="10.5pt" style:font-size-complex="10.5pt" style:language-asian="de" style:country-asian="DE"/>
    </style:style>
    <style:style style:name="T3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408080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gt;</text:span><text:span text:style-name="T3">[</text:span><text:span text:style-name="T4">-</text:span><text:span text:style-name="T5">]</text:span><text:span text:style-name="T6">&gt;</text:span><text:span text:style-name="T7">[</text:span><text:span text:style-name="T8">-</text:span><text:span text:style-name="T9">]</text:span><text:span text:style-name="T10">&lt;&lt;</text:span><text:span text:style-name="T11"><text:s text:c="7"/>nur notwendig wenn die beiden Variablen nicht leer sind</text:span></text:p>
      <text:p text:style-name="P12"><text:span text:style-name="T13"><text:s/></text:span><text:span text:style-name="T14">[</text:span><text:span text:style-name="T15">&gt;</text:span><text:span text:style-name="T16">+</text:span><text:span text:style-name="T17">&gt;</text:span><text:span text:style-name="T18">+</text:span><text:span text:style-name="T19">&lt;&lt;</text:span><text:span text:style-name="T20">-</text:span><text:span text:style-name="T21">]</text:span><text:span text:style-name="T22"><text:s text:c="7"/>verschiebe Inhalt von Zelle n nach Zellen n plus 1 und n plus 2</text:span></text:p>
      <text:p text:style-name="P23"><text:span text:style-name="T24"><text:s/></text:span><text:span text:style-name="T25">&gt;&gt;</text:span><text:span text:style-name="T26">[</text:span><text:span text:style-name="T27">&lt;&lt;</text:span><text:span text:style-name="T28">+</text:span><text:span text:style-name="T29">&gt;&gt;</text:span><text:span text:style-name="T30">-</text:span><text:span text:style-name="T31">]</text:span><text:span text:style-name="T32"><text:s text:c="6"/>verschiebe Inhalt von Zelle n plus 2 nach Zelle n</text:span></text:p>
      <text:p text:style-name="P33"><text:span text:style-name="T34"><text:s/></text:span><text:span text:style-name="T35">&lt;&lt;</text:span><text:span text:style-name="T36"><text:s text:c="14"/>gehe wieder auf Zelle n</text:span></text:p>
      <text:p text:style-name="Standard"/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c" style:display-name="c" style:family="text" style:parent-style-name="Absatz-Standardschriftart"/>
    <style:style style:name="nv" style:display-name="nv" style:family="text" style:parent-style-name="Absatz-Standardschriftart"/>
    <style:style style:name="k" style:display-name="k" style:family="text" style:parent-style-name="Absatz-Standardschriftart"/>
    <style:style style:name="nb" style:display-name="nb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0666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